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2" svg:font-family="Arial"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4pt" fo:font-weight="bold" style:font-size-asian="14pt" style:font-weight-asian="bold" style:font-name-complex="Times New Roman1" style:font-size-complex="14pt"/>
    </style:style>
    <style:style style:name="P2" style:family="paragraph" style:parent-style-name="Standard">
      <style:text-properties style:font-name="Times New Roman" fo:font-size="12pt" style:font-size-asian="12pt" style:font-name-complex="Times New Roman1" style:font-size-complex="12pt"/>
    </style:style>
    <style:style style:name="P3" style:family="paragraph" style:parent-style-name="Standard" style:master-page-name="Standard">
      <style:paragraph-properties style:page-number="auto" fo:padding-left="0cm" fo:padding-right="0cm" fo:padding-top="0cm" fo:padding-bottom="0.035cm" fo:border-left="none" fo:border-right="none" fo:border-top="none" fo:border-bottom="0.018cm solid #00000a"/>
    </style:style>
    <style:style style:name="P4" style:family="paragraph" style:parent-style-name="List_20_Paragraph" style:list-style-name="WWNum1"/>
    <style:style style:name="T1" style:family="text">
      <style:text-properties style:font-name="Times New Roman" fo:font-size="16pt" fo:font-weight="bold" style:font-size-asian="16pt" style:font-weight-asian="bold" style:font-name-complex="Times New Roman1" style:font-size-complex="16pt"/>
    </style:style>
    <style:style style:name="T2" style:family="text">
      <style:text-properties style:font-name="Times New Roman" fo:font-size="14pt" fo:font-weight="bold" style:font-size-asian="14pt" style:font-weight-asian="bold" style:font-name-complex="Times New Roman1" style:font-size-complex="14pt"/>
    </style:style>
    <style:style style:name="T3" style:family="text">
      <style:text-properties style:font-name="Times New Roman" fo:font-size="12pt" style:font-size-asian="12pt"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Executive Summary</text:span></text:p>
      <text:p text:style-name="P1"/>
      <text:p text:style-name="Standard"><text:span text:style-name="T2">Beschreibung des Gründungsidee/Geschäftsidee</text:span></text:p>
      <text:p text:style-name="Standard"><text:span text:style-name="T3">Unsere grundlegende Geschäftsidee basiert auf Kopfhörer die jede Sprache übersetzen können. Diese Kopfhörer sind nicht schwerer zu bedienen als gewöhnliche Bluetooth-kopfhörer und verbinden sich auch leicht mit dem Handy. Unser Produkt <text:s/>ist universell auf allen Betriebssystem nutzbar, da wir jedem die Möglichkeit geben wollen sich das Sprachennutzen und -verstehen zu vereinfachen. </text:span></text:p>
      <text:p text:style-name="P1"/>
      <text:p text:style-name="Standard"><text:span text:style-name="T2">Kundennutzung</text:span></text:p>
      <text:p text:style-name="Standard"><text:span text:style-name="T3">Unsere Kunden werden mit unserem Produkt sehr gut umgehen können, da die Bedienung der „ Petac´s“ kinderleicht ist. einfach die Kopfhörer verbinden (mit <text:s/>Bluetooth) und in das integrierte Mikrophon sprechen damit er die Sprache identifizieren kann. Dann wird das Eingesprochen in die zuvor eingegebene Muttersprache übersetzt und sofort wiedergegeben.</text:span></text:p>
      <text:p text:style-name="P2"/>
      <text:p text:style-name="P2"/>
      <text:p text:style-name="Standard"><text:span text:style-name="T2">Marktchancen:</text:span></text:p>
      <text:p text:style-name="Standard"><text:span text:style-name="T3">Unser Markt der „Übersetzer“ hat insgesamt nur drei Anbieter. Da unser Produkt weltweit sehr gefragt ist, werden wir eine sehr hohe <text:s/>Marktchance in verschiedenen Branchen haben. Unser Produkt kann sowohl im Büromanagement als auch im Verkauf genutzt werden. Da ca. 75% von Leuten auch im Alltag mit Fremdsprachen konfrontiert werden, obwohl sie selbst nicht viel Erfahrung mit Fremdsprachen haben, würde auch ihnen unser Produkt helfen. Einige haben einfach nicht die Zeit um sich eine neue Sprache beizubringen und würden deshalb dieses Produkt sofort kaufen, da es für sie eine Notwendigkeit ist (90% unserer befragten zielpersonen haben ein klares interesse an diesem produkt bekannt gegeben). Durch diese hohe Anfrage und Notwendigkeit wäre unser Produkt absolut super für die Meisten und unsere Marktchancen wären damit sehr hoch.</text:span></text:p>
      <text:p text:style-name="P2"/>
      <text:p text:style-name="P2"/>
      <text:p text:style-name="Standard"><text:span text:style-name="T2">Vorteile:</text:span></text:p>
      <text:list xml:id="list5607377478049727385" text:style-name="WWNum1">
        <text:list-item>
          <text:p text:style-name="P4"><text:span text:style-name="T3">Nur drei weitere Anbieter auf dem Markt zu finden</text:span></text:p>
        </text:list-item>
        <text:list-item>
          <text:p text:style-name="P4"><text:span text:style-name="T3">Unser Produkt hat eine hohe Nachfrage</text:span></text:p>
        </text:list-item>
        <text:list-item>
          <text:p text:style-name="P4"><text:span text:style-name="T3">Viele haben Schwierigkeiten mit Sprachen und würden Sofort eine Erleichterung in der Nutzung unseres Produktes sehen.</text:span></text:p>
        </text:list-item>
        <text:list-item>
          <text:p text:style-name="P4"><text:span text:style-name="T3">Das Produkt und Das Konzept von Echtzeit Übersetzung ist ziemlich neu ,da es noch keine guten Massenhersteller gibt, und der Markt somit noch offen</text:span></text:p>
        </text:list-item>
      </text:list>
      <text:p text:style-name="P2"/>
      <text:p text:style-name="P1"><text:bookmark text:name="_GoBack"/><text:soft-page-break/></text:p>
      <text:p text:style-name="Standard"><text:span text:style-name="T2">Erfolgsfaktoren:</text:span></text:p>
      <text:p text:style-name="Standard"><text:span text:style-name="T3">Die beste Erfolgschance, die unsere Firma bekommen könnte wäre, dass unser Produkt Petac’s konstruktive Kritik bekommen. Ein weiterer Erfolgspunkt ist, dass sich so ein Produkt möglicher weise sehr schnell rumsprechen würde und dann viele Läden und Geschäfte sofort nachrüsten würden um inklusiver zu werden. Wenn Kunden diese Geräte in Läden sehen werden sie selbst auch Interesse bekommen, da dies ein hilfreiches Produkt ist.</text:span></text:p>
      <text:p text:style-name="P2"/>
      <text:p text:style-name="Standard"><text:span text:style-name="T2">Risiken</text:span></text:p>
      <text:p text:style-name="Standard"><text:span text:style-name="T3">Unser Produkt ist ziemlich einfach zu bedienen und viele Risiken existieren nicht. Ein Risikofaktor wäre, dass die Sprache des Gegenübers falsch erkannt wird und somit falsch übersetzt wird. <text:s/>Falls dies passieren sollte kann man eine manuelle Korrektur eingeben um das perfekte Ergebnis zu bekommen.</text:span></text:p>
      <text:p text:style-name="P2"/>
      <text:p text:style-name="Standard"><text:span text:style-name="T2">Managementteam</text:span></text:p>
      <text:p text:style-name="Standard"><text:span text:style-name="T3">Unser Managementteam besteht aus fünf <text:s/>Spezialisten, die alle in ihrem speziellen Bereich Erfahrung haben. Wir haben die Expertin Mia Goldstein, die alles organisiert und die Managerin unserer Firma ist. Weiterhin haben wir die gut ausgebildeten Entwickler Tom Becker und Lina Weber, die die Softwareentwicklung leiten. Für den Bereich der Produktion und Verkauf <text:s/>haben wir Lena Pommermann in unserer Firmer eingestellt, damit jeder Bereich seinen eigenen Leiter hat und wir somit Zielstrebig unsere Abteilungen führen können. Im Bereich des Designs ist Kokoa Ji Soo unsere Ansprechpartnerin.</text:span></text:p>
      <text:p text:style-name="P2"/>
      <text:p text:style-name="Standard"><text:span text:style-name="T2">Visionen und Ziele</text:span></text:p>
      <text:p text:style-name="Standard"><text:span text:style-name="T3">Mit unserem Produkt erhoffen wir uns die Welt näher zusammen zu bringen. Wir wollen die Schwierigkeiten die man bei den Fremdsprachen hat, beheben und den Alltag somit erleichtern. Wir wollen mit diesen Erleichterungen das Leben vieler Menschen verbessern und die Schwierigkeiten mit Fremdsprachen schneller überwindbar machen.</text:span></text:p>
      <text:p text:style-name="P2"/>
      <text:p text:style-name="Standard"><text:span text:style-name="T2">Vollständigkeit</text:span></text:p>
      <text:p text:style-name="Standard"><text:span text:style-name="T3">Insgesamt ist unser Produkt dafür gemacht um Schwierigkeiten, mit dem Umgang von vielen Sprachen, zu erleichter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2" svg:font-family="Arial"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de" fo:country="D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e74b5" style:font-name="Calibri Light" fo:font-size="16pt" style:font-size-asian="16pt" style:font-name-complex="F" style:font-size-complex="16pt"/>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2e74b5" style:font-name="Calibri Light" fo:font-size="16pt" style:font-size-asian="16pt" style:font-name-complex="F" style:font-size-complex="16pt"/>
    </style:style>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evin Tom Reinhardt</meta:initial-creator>
    <dc:creator>Kevin Renhardt</dc:creator>
    <meta:editing-cycles>3</meta:editing-cycles>
    <meta:creation-date>2019-06-04T07:34:00</meta:creation-date>
    <dc:date>2019-06-13T20:14:07.37</dc:date>
    <meta:editing-duration>PT35M15S</meta:editing-duration>
    <meta:generator>OpenOffice/4.1.5$Win32 OpenOffice.org_project/415m1$Build-9789</meta:generator>
    <meta:document-statistic meta:table-count="0" meta:image-count="0" meta:object-count="0" meta:page-count="2" meta:paragraph-count="22" meta:word-count="553" meta:character-count="384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